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paragraph-rsid="002004b1"/>
    </style:style>
    <style:style style:name="P2" style:family="paragraph" style:parent-style-name="Text_20_body">
      <style:text-properties officeooo:rsid="002004b1" officeooo:paragraph-rsid="002004b1"/>
    </style:style>
    <style:style style:name="P3" style:family="paragraph" style:parent-style-name="Text_20_body">
      <style:text-properties officeooo:rsid="002004b1" officeooo:paragraph-rsid="0021e59b"/>
    </style:style>
    <style:style style:name="P4" style:family="paragraph" style:parent-style-name="Text_20_body">
      <style:text-properties officeooo:rsid="0021e59b" officeooo:paragraph-rsid="0021e59b"/>
    </style:style>
    <style:style style:name="P5" style:family="paragraph" style:parent-style-name="Text_20_body">
      <style:text-properties officeooo:rsid="00222fd7" officeooo:paragraph-rsid="00222fd7"/>
    </style:style>
    <style:style style:name="P6" style:family="paragraph" style:parent-style-name="Title" style:master-page-name="First_20_Page">
      <style:paragraph-properties style:page-number="auto"/>
    </style:style>
    <style:style style:name="P7" style:family="paragraph" style:parent-style-name="Heading_20_1" style:list-style-name=""/>
    <style:style style:name="P8" style:family="paragraph" style:parent-style-name="Heading_20_1">
      <style:paragraph-properties fo:break-before="page"/>
    </style:style>
    <style:style style:name="P9" style:family="paragraph" style:parent-style-name="Contents_20_Heading" style:master-page-name="Standard">
      <style:paragraph-properties style:page-number="1" fo:break-before="page"/>
    </style:style>
    <style:style style:name="P1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" style:family="paragraph" style:parent-style-name="Text_20_body" style:list-style-name="L1">
      <style:text-properties officeooo:rsid="002004b1" officeooo:paragraph-rsid="0021e59b"/>
    </style:style>
    <style:style style:name="P12" style:family="paragraph" style:parent-style-name="Text_20_body">
      <style:text-properties officeooo:rsid="0021e59b" officeooo:paragraph-rsid="002004b1"/>
    </style:style>
    <style:style style:name="P13" style:family="paragraph" style:parent-style-name="Text_20_body" style:list-style-name="L2">
      <style:text-properties officeooo:rsid="0021e59b" officeooo:paragraph-rsid="0021e59b"/>
    </style:style>
    <style:style style:name="P14" style:family="paragraph" style:parent-style-name="Bibliography_20_1">
      <style:paragraph-properties>
        <style:tab-stops/>
      </style:paragraph-properties>
    </style:style>
    <style:style style:name="T1" style:family="text">
      <style:text-properties officeooo:rsid="002004b1"/>
    </style:style>
    <style:style style:name="T2" style:family="text">
      <style:text-properties officeooo:rsid="0021e59b"/>
    </style:style>
    <style:style style:name="T3" style:family="text">
      <style:text-properties officeooo:rsid="00222fd7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121" number:language="en" number:country="US" number:title="User-defined">
      <number:day/>
      <number:text>.</number:text>
      <number:month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Määrittely - Rypto</text:span><text:line-break/><text:date style:data-style-name="N10121" text:date-value="2017-03-10T12:13:49.877933068">10.3.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Sisälly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Sisällys</text:p>
          </text:index-title>
          <text:p text:style-name="P10"><text:a xlink:type="simple" xlink:href="#__RefHeading___Toc114_700232704" text:style-name="Index_20_Link" text:visited-style-name="Index_20_Link">Johdanto<text:tab/>2</text:a></text:p>
          <text:p text:style-name="P10"><text:a xlink:type="simple" xlink:href="#__RefHeading___Toc97_1780184291" text:style-name="Index_20_Link" text:visited-style-name="Index_20_Link">Algoritmit ja tietorakenteet<text:tab/>2</text:a></text:p>
          <text:p text:style-name="P10"><text:a xlink:type="simple" xlink:href="#__RefHeading___Toc99_1780184291" text:style-name="Index_20_Link" text:visited-style-name="Index_20_Link">Ratkaistava ongelma<text:tab/>2</text:a></text:p>
          <text:p text:style-name="P10"><text:a xlink:type="simple" xlink:href="#__RefHeading___Toc101_1780184291" text:style-name="Index_20_Link" text:visited-style-name="Index_20_Link">Syötteet<text:tab/>2</text:a></text:p>
          <text:p text:style-name="P10"><text:a xlink:type="simple" xlink:href="#__RefHeading___Toc103_1780184291" text:style-name="Index_20_Link" text:visited-style-name="Index_20_Link">Suorituskyky<text:tab/>2</text:a></text:p>
        </text:index-body>
      </text:table-of-content>
      <text:p text:style-name="Text_20_body"/>
      <text:h text:style-name="P7" text:outline-level="1"/>
      <text:h text:style-name="P8" text:outline-level="1"><text:bookmark-start text:name="__RefHeading___Toc114_700232704"/>Johdanto<text:bookmark-end text:name="__RefHeading___Toc114_700232704"/></text:h>
      <text:p text:style-name="P5">Tietorakenteet ja algoritmit – harjoitustyö.</text:p>
      <text:p text:style-name="P2">Rypto on salakirjoitusohjelma, joka salakirjoittaa ja purkaa salauksen.</text:p>
      <text:h text:style-name="Heading_20_1" text:outline-level="1"><text:bookmark-start text:name="__RefHeading___Toc97_1780184291"/>Algoritmit ja tietorakenteet<text:bookmark-end text:name="__RefHeading___Toc97_1780184291"/></text:h>
      <text:p text:style-name="P2">Ohjelma toteuttaa AES-algoritmin<text:bibliography-mark text:identifier="FIPS197" text:bibliography-type="manual" text:author="U.S. Department of Commerce/National Institute of Standards and Technology" text:title="Federal Information Processing Standard, FIPS PUB 197 Advanced Encryption Standard (AES)" text:year="2001">[FIPS197]</text:bibliography-mark> 128-bittisillä avaimilla ECB-moodissa.</text:p>
      <text:p text:style-name="P2">Toteutuksessa on sekä salaus että salauksen purku.</text:p>
      <text:p text:style-name="P3">Käytettävät tietorakenteet ovat standardissa kuvat<text:span text:style-name="T2">ut</text:span> </text:p>
      <text:list xml:id="list7825334416785552584" text:style-name="L1">
        <text:list-item>
          <text:p text:style-name="P11">avainvektori, <text:span text:style-name="T2">joka on yksiulotteinen taulukko </text:span>ja </text:p>
        </text:list-item>
        <text:list-item>
          <text:p text:style-name="P11">tila, <text:span text:style-name="T2">joka on kaksiulotteinen taulukko</text:span>. </text:p>
        </text:list-item>
      </text:list>
      <text:p text:style-name="P3">Lisäksi käytetään <text:span text:style-name="T2">tiedostoja syötteenä ja tulosteena sekä muuttujaa komentoriviltä annettavan avaimen talletukseen.</text:span></text:p>
      <text:h text:style-name="Heading_20_1" text:outline-level="1"><text:bookmark-start text:name="__RefHeading___Toc99_1780184291"/>Ratkaistava ongelma<text:bookmark-end text:name="__RefHeading___Toc99_1780184291"/></text:h>
      <text:p text:style-name="P12">Ratkaistava ongelma on annetun tiedoston salaus standardinmukaisella menetelmällä, sekä mainitun salauksen purkaminen. AES on laajasti käytössä oleva salausalgoritmi jota pidetään turvallisena<text:bibliography-mark text:identifier="AESW000" text:bibliography-type="www" text:address="https://en.wikipedia.org/wiki/Advanced_Encryption_Standard" text:author="Wikipedia" text:title="Wikipedia article: Advanced Encryption Standard" text:year="2017">[AESW000]</text:bibliography-mark>.</text:p>
      <text:h text:style-name="Heading_20_1" text:outline-level="1"><text:bookmark-start text:name="__RefHeading___Toc101_1780184291"/>Syötteet<text:bookmark-end text:name="__RefHeading___Toc101_1780184291"/></text:h>
      <text:p text:style-name="P4">Syötteenä annetaan:</text:p>
      <text:list xml:id="list5707686387306042704" text:style-name="L2">
        <text:list-item>
          <text:p text:style-name="P13">Toimintamoodi, ts. salaus tai purku</text:p>
        </text:list-item>
        <text:list-item>
          <text:p text:style-name="P13">128-bittinen avain heksalukuna (16 x 8 bittiä = 32 heksamerkkiä)</text:p>
        </text:list-item>
        <text:list-item>
          <text:p text:style-name="P13">Lähdetiedosto, joka luetaan</text:p>
        </text:list-item>
        <text:list-item>
          <text:p text:style-name="P13">Kohdetiedosto, johon kirjoitetaan tulokset</text:p>
        </text:list-item>
      </text:list>
      <text:h text:style-name="Heading_20_1" text:outline-level="1"><text:bookmark-start text:name="__RefHeading___Toc103_1780184291"/>Suorituskyky<text:bookmark-end text:name="__RefHeading___Toc103_1780184291"/></text:h>
      <text:p text:style-name="P5">ONGELMA – Kysy!</text:p>
      <text:p text:style-name="P4">Tilavaativuus: Ohjelman käyttämä tila ei riipu salattavan aineiston koosta.</text:p>
      <text:p text:style-name="P4">Aikavaativuus: <text:span text:style-name="T3">10 Mbit/s yhteiskäyttöympäristössä (users.cs.helsinki.fi)</text:span></text:p>
      <text:p text:style-name="P1"/>
      <text:bibliography text:style-name="Sect1" text:protected="true" text:name="Bibliography1">
        <text:bibliography-source>
          <text:index-title-template text:style-name="Bibliography_20_Heading">Lähteet</text:index-title-template>
          <text:bibliography-entry-template text:bibliography-type="article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book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booklet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onference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ustom1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ustom2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ustom3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ustom4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ustom5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email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inbook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incollection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inproceedings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journal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manual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mastersthesis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misc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  <text:index-entry-span>, </text:index-entry-span>
            <text:index-entry-bibliography text:style-name="_34__20_" text:bibliography-data-field="url"/>
          </text:bibliography-entry-template>
          <text:bibliography-entry-template text:bibliography-type="phdthesis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proceedings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techreport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unpublished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www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Lähteet</text:p>
          </text:index-title>
          <text:p text:style-name="P14">FIPS197: U.S. Department of Commerce/National Institute of Standards and Technology, Federal Information Processing Standard, FIPS PUB 197 Advanced Encryption Standard (AES), 2001</text:p>
          <text:p text:style-name="P14">AESW000: Wikipedia, Wikipedia article: Advanced Encryption Standard, 2017, </text:p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fi" fo:country="FI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3-10T12:13:49.759530000</dc:date>
    <dc:creator>Riku Kalinen</dc:creator>
    <meta:editing-duration>PT24M5S</meta:editing-duration>
    <meta:editing-cycles>4</meta:editing-cycles>
    <meta:generator>LibreOffice/5.1.4.2$MacOSX_X86_64 LibreOffice_project/f99d75f39f1c57ebdd7ffc5f42867c12031db97a</meta:generator>
    <meta:document-statistic meta:table-count="0" meta:image-count="0" meta:object-count="0" meta:page-count="5" meta:paragraph-count="32" meta:word-count="177" meta:character-count="1516" meta:non-whitespace-character-count="1371"/>
  </office:meta>
</office:document-meta>
</file>